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0000001210D466D4EF407147E.png" manifest:media-type="image/png"/>
  <manifest:file-entry manifest:full-path="Pictures/100000000000078000000438C9F9F528BF9E0D71.png" manifest:media-type="image/png"/>
  <manifest:file-entry manifest:full-path="Pictures/100000000000028700000115FEFDB49BDA9D7BED.png" manifest:media-type="image/png"/>
  <manifest:file-entry manifest:full-path="Pictures/100000000000078000000438172B98076D15373D.png" manifest:media-type="image/png"/>
  <manifest:file-entry manifest:full-path="Pictures/10000000000003900000014D030B3D0730F5AE6D.png" manifest:media-type="image/png"/>
  <manifest:file-entry manifest:full-path="Pictures/100000000000042A000001611CBCF2066EC2E1A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26549"/>
    </style:style>
    <style:style style:name="T1" style:family="text">
      <style:text-properties officeooo:rsid="000265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17.59cm" svg:height="5.824cm" draw:z-index="0"><draw:image xlink:href="Pictures/100000000000042A000001611CBCF2066EC2E1AF.png" xlink:type="simple" xlink:show="embed" xlink:actuate="onLoad" draw:mime-type="image/png"/></draw:frame><text:line-break/><draw:frame draw:style-name="fr1" draw:name="Image2" text:anchor-type="char" svg:x="-0.106cm" svg:y="7.223cm" svg:width="17.59cm" svg:height="6.422cm" draw:z-index="1"><draw:image xlink:href="Pictures/10000000000003900000014D030B3D0730F5AE6D.png" xlink:type="simple" xlink:show="embed" xlink:actuate="onLoad" draw:mime-type="image/png"/></draw:frame><text:line-break/><text:line-break/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ERROR #1</text:span></text:p>
      <text:p text:style-name="P1"><draw:frame draw:style-name="fr2" draw:name="Image3" text:anchor-type="char" svg:width="17.59cm" svg:height="9.894cm" draw:z-index="2"><draw:image xlink:href="Pictures/100000000000078000000438172B98076D15373D.png" xlink:type="simple" xlink:show="embed" xlink:actuate="onLoad" draw:mime-type="image/png"/></draw:frame><text:span text:style-name="T1"><text:line-break/><text:line-break/>SIN ERROR #2<text:line-break/><text:line-break/></text:span><draw:frame draw:style-name="fr1" draw:name="Image4" text:anchor-type="char" svg:x="0.132cm" svg:y="11.404cm" svg:width="17.59cm" svg:height="9.894cm" draw:z-index="3"><draw:image xlink:href="Pictures/100000000000078000000438C9F9F528BF9E0D71.png" xlink:type="simple" xlink:show="embed" xlink:actuate="onLoad" draw:mime-type="image/png"/></draw:frame><text:span text:style-name="T1"><text:line-break/><text:line-break/></text:span></text:p>
      <text:p text:style-name="P1"><draw:frame draw:style-name="fr1" draw:name="Image5" text:anchor-type="char" svg:x="0.078cm" svg:y="1.984cm" svg:width="17.119cm" svg:height="7.329cm" draw:z-index="4"><draw:image xlink:href="Pictures/100000000000028700000115FEFDB49BDA9D7BED.png" xlink:type="simple" xlink:show="embed" xlink:actuate="onLoad" draw:mime-type="image/png"/></draw:frame><text:soft-page-break/><text:span text:style-name="T1"><text:line-break/>Ruta contacto<text:line-break/><text:line-break/><text:line-break/><text:line-break/><text:line-break/><text:line-break/>Resultados<text:line-break/><text:line-break/></text:span><draw:frame draw:style-name="fr1" draw:name="Image6" text:anchor-type="char" svg:x="0.196cm" svg:y="11.642cm" svg:width="15.663cm" svg:height="7.646cm" draw:z-index="5"><draw:image xlink:href="Pictures/1000000000000250000001210D466D4EF40714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NI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22:58:34.255419425</meta:creation-date>
    <dc:date>2024-10-03T23:23:03.479584509</dc:date>
    <meta:editing-duration>PT24M28S</meta:editing-duration>
    <meta:editing-cycles>3</meta:editing-cycles>
    <meta:document-statistic meta:table-count="0" meta:image-count="6" meta:object-count="0" meta:page-count="3" meta:paragraph-count="4" meta:word-count="8" meta:character-count="65" meta:non-whitespace-character-count="39"/>
    <meta:generator>LibreOffice/7.4.7.2$Linux_X86_64 LibreOffice_project/40$Build-2</meta:generator>
  </office:meta>
</office:document-meta>
</file>